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Father as we stand before you</text:p>
          </draw:text-box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Father as we stand before you</text:p>
              </text:list-item>
              <text:list-item>
                <text:p>And our friends today</text:p>
              </text:list-item>
              <text:list-item>
                <text:p>There is joy within our hearts </text:p>
              </text:list-item>
              <text:list-item>
                <text:p>And much for which we pr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Bless us as we gather here</text:p>
              </text:list-item>
              <text:list-item>
                <text:p>To pledge our love and then</text:p>
              </text:list-item>
              <text:list-item>
                <text:p>Bless us as we seek to share</text:p>
              </text:list-item>
              <text:list-item>
                <text:p>The love with other m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We have shared your live and love</text:p>
              </text:list-item>
              <text:list-item>
                <text:p>And now we send you on</text:p>
              </text:list-item>
              <text:list-item>
                <text:p>Knowing that the love you've promised</text:p>
              </text:list-item>
              <text:list-item>
                <text:p>Here will keep you stro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Share with us if ever there is</text:p>
              </text:list-item>
              <text:list-item>
                <text:p>Something we can do</text:p>
              </text:list-item>
              <text:list-item>
                <text:p>Know that you are loved </text:p>
              </text:list-item>
              <text:list-item>
                <text:p>And love will always be</text:p>
              </text:list-item>
              <text:list-item>
                <text:p>Our prayer for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We have shared your live and love</text:p>
              </text:list-item>
              <text:list-item>
                <text:p>And now we send you on</text:p>
              </text:list-item>
              <text:list-item>
                <text:p>Knowing that the love you've promised</text:p>
              </text:list-item>
              <text:list-item>
                <text:p>Here will keep you stro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Share with us if ever there is</text:p>
              </text:list-item>
              <text:list-item>
                <text:p>Something we can do</text:p>
              </text:list-item>
              <text:list-item>
                <text:p>Know that you are loved </text:p>
              </text:list-item>
              <text:list-item>
                <text:p>And love will always be</text:p>
              </text:list-item>
              <text:list-item>
                <text:p>Our prayer for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5.6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5.8cm" svg:x="0cm" svg:y="5.2cm" presentation:class="outline">
        <draw:text-box>
          <text:list text:style-name="ML4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7-06-25T19:39:50.749638137</dc:date>
    <meta:editing-duration>PT2H1M25S</meta:editing-duration>
    <meta:editing-cycles>23</meta:editing-cycles>
    <meta:generator>LibreOffice/5.1.6.2$Linux_X86_64 LibreOffice_project/10m0$Build-2</meta:generator>
    <meta:document-statistic meta:object-count="50"/>
  </office:meta>
</office:document-meta>
</file>